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Vakkenpakk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3" table:number-columns-repeated="25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Naam</text:p>
          </table:table-cell>
          <table:table-cell table:style-name="Default" office:value-type="string">
            <text:p>Martijn Vermaat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Studentnummer</text:p>
          </table:table-cell>
          <table:table-cell office:value-type="float" office:value="1362917">
            <text:p>1362917</text:p>
          </table:table-cell>
          <table:table-cell table:style-name="Default"/>
          <table:table-cell table:number-columns-repeated="253"/>
        </table:table-row>
        <table:table-row table:style-name="ro1">
          <table:table-cell office:value-type="string">
            <text:p>Opleiding</text:p>
          </table:table-cell>
          <table:table-cell table:style-name="Default" office:value-type="string">
            <text:p>Formal Methods &amp; Software Verification</text:p>
          </table:table-cell>
          <table:table-cell table:style-name="Default"/>
          <table:table-cell table:number-columns-repeated="25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1" office:value-type="string">
            <text:p>Vaknaam</text:p>
          </table:table-cell>
          <table:table-cell table:style-name="ce1" office:value-type="string">
            <text:p>Vakcode</text:p>
          </table:table-cell>
          <table:table-cell table:style-name="ce1" office:value-type="string">
            <text:p>Studiepunten</text:p>
          </table:table-cell>
          <table:table-cell table:style-name="ce1" table:number-columns-repeated="253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2" office:value-type="string">
            <text:p>Verplichte onderdelen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Logical Verification</text:p>
          </table:table-cell>
          <table:table-cell office:value-type="float" office:value="400115">
            <text:p>400115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Distributed Systems</text:p>
          </table:table-cell>
          <table:table-cell office:value-type="float" office:value="400130">
            <text:p>400130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ICT in a Social Context</text:p>
          </table:table-cell>
          <table:table-cell office:value-type="float" office:value="400107">
            <text:p>400107</text:p>
          </table:table-cell>
          <table:table-cell office:value-type="float" office:value="4">
            <text:p>4,0</text:p>
          </table:table-cell>
          <table:table-cell table:number-columns-repeated="253"/>
        </table:table-row>
        <table:table-row table:style-name="ro1">
          <table:table-cell office:value-type="string">
            <text:p>Term Rewriting Systems</text:p>
          </table:table-cell>
          <table:table-cell office:value-type="float" office:value="400121">
            <text:p>400121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Literature Study</text:p>
          </table:table-cell>
          <table:table-cell office:value-type="float" office:value="400277">
            <text:p>400277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Master Project</text:p>
          </table:table-cell>
          <table:table-cell office:value-type="float" office:value="400442">
            <text:p>400442</text:p>
          </table:table-cell>
          <table:table-cell office:value-type="float" office:value="36">
            <text:p>3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Software Engineering</text:p>
          </table:table-cell>
          <table:table-cell table:number-columns-repeated="255"/>
        </table:table-row>
        <table:table-row table:style-name="ro1">
          <table:table-cell office:value-type="string">
            <text:p>Advanced Topics in Software Design</text:p>
          </table:table-cell>
          <table:table-cell office:value-type="float" office:value="400378">
            <text:p>400378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Theoretical Computer Science</text:p>
          </table:table-cell>
          <table:table-cell table:number-columns-repeated="255"/>
        </table:table-row>
        <table:table-row table:style-name="ro1">
          <table:table-cell office:value-type="string">
            <text:p>Protocol Validation</text:p>
          </table:table-cell>
          <table:table-cell office:value-type="float" office:value="400117">
            <text:p>400117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verbreding</text:p>
          </table:table-cell>
          <table:table-cell table:number-columns-repeated="255"/>
        </table:table-row>
        <table:table-row table:style-name="ro1">
          <table:table-cell office:value-type="string">
            <text:p>Program Transformation (UU)</text:p>
          </table:table-cell>
          <table:table-cell office:value-type="string">
            <text:p>INFOPTR</text:p>
          </table:table-cell>
          <table:table-cell office:value-type="float" office:value="7.5">
            <text:p>7,5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Mathematics</text:p>
          </table:table-cell>
          <table:table-cell table:number-columns-repeated="255"/>
        </table:table-row>
        <table:table-row table:style-name="ro1">
          <table:table-cell office:value-type="string">
            <text:p>Recursion Theory (UvA)</text:p>
          </table:table-cell>
          <table:table-cell office:value-type="string">
            <text:p>MOLRT6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uze practicum Computer Science</text:p>
          </table:table-cell>
          <table:table-cell table:number-columns-repeated="255"/>
        </table:table-row>
        <table:table-row table:style-name="ro1">
          <table:table-cell office:value-type="string">
            <text:p>Network Programming</text:p>
          </table:table-cell>
          <table:table-cell office:value-type="float" office:value="400052">
            <text:p>400052</text:p>
          </table:table-cell>
          <table:table-cell office:value-type="float" office:value="9">
            <text:p>9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Vrije keuze</text:p>
          </table:table-cell>
          <table:table-cell table:number-columns-repeated="255"/>
        </table:table-row>
        <table:table-row table:style-name="ro1">
          <table:table-cell office:value-type="string">
            <text:p>Advanced Logic</text:p>
          </table:table-cell>
          <table:table-cell office:value-type="float" office:value="400122">
            <text:p>400122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Compiler Construction</text:p>
          </table:table-cell>
          <table:table-cell office:value-type="float" office:value="400105">
            <text:p>400105</text:p>
          </table:table-cell>
          <table:table-cell office:value-type="float" office:value="5">
            <text:p>5,0</text:p>
          </table:table-cell>
          <table:table-cell table:number-columns-repeated="253"/>
        </table:table-row>
        <table:table-row table:style-name="ro1">
          <table:table-cell office:value-type="string">
            <text:p>Principles of Programming Languages</text:p>
          </table:table-cell>
          <table:table-cell office:value-type="float" office:value="400166">
            <text:p>400166</text:p>
          </table:table-cell>
          <table:table-cell office:value-type="float" office:value="4">
            <text:p>4,0</text:p>
          </table:table-cell>
          <table:table-cell table:number-columns-repeated="253"/>
        </table:table-row>
        <table:table-row table:style-name="ro1">
          <table:table-cell office:value-type="string">
            <text:p>Neural Networks</text:p>
          </table:table-cell>
          <table:table-cell office:value-type="float" office:value="400132">
            <text:p>400132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Parallel Programming</text:p>
          </table:table-cell>
          <table:table-cell table:style-name="ce4" office:value-type="float" office:value="400161">
            <text:p>400161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xtra</text:p>
          </table:table-cell>
          <table:table-cell table:number-columns-repeated="255"/>
        </table:table-row>
        <table:table-row table:style-name="ro1">
          <table:table-cell office:value-type="string">
            <text:p>Arabisch I</text:p>
          </table:table-cell>
          <table:table-cell office:value-type="float" office:value="100033">
            <text:p>100033</text:p>
          </table:table-cell>
          <table:table-cell office:value-type="float" office:value="6">
            <text:p>6,0</text:p>
          </table:table-cell>
          <table:table-cell table:number-columns-repeated="253"/>
        </table:table-row>
        <table:table-row table:style-name="ro1">
          <table:table-cell office:value-type="string">
            <text:p>Arabisch II</text:p>
          </table:table-cell>
          <table:table-cell office:value-type="float" office:value="100034">
            <text:p>100034</text:p>
          </table:table-cell>
          <table:table-cell office:value-type="float" office:value="3">
            <text:p>3,0</text:p>
          </table:table-cell>
          <table:table-cell table:number-columns-repeated="253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Totaal</text:p>
          </table:table-cell>
          <table:table-cell table:style-name="Default"/>
          <table:table-cell table:formula="of:=SUM([.C11:.C42])" office:value-type="float" office:value="134.5">
            <text:p>134,5</text:p>
          </table:table-cell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2"/>
          <table:table-cell table:number-columns-repeated="253"/>
        </table:table-row>
      </table:table>
      <table:table table:name="Blad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1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2">22-12-2009</text:date>, <text:time>09:07: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Martijn Vermaat</meta:initial-creator>
    <meta:creation-date>2007-12-27T16:14:54</meta:creation-date>
    <dc:creator>Martijn Vermaat</dc:creator>
    <dc:date>2009-12-22T09:07:15</dc:date>
    <meta:editing-cycles>7</meta:editing-cycles>
    <meta:editing-duration>PT00H55M49S</meta:editing-duration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